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ent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2018-08-17T07:53:09.417000Z </text:p>
          </table:table-cell>
          <table:table-cell office:value-type="float" office:value="32.849" calcext:value-type="float">
            <text:p>32.849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2.685340142 M </text:p>
          </table:table-cell>
        </table:table-row>
        <table:table-row table:style-name="ro1">
          <table:table-cell office:value-type="string" calcext:value-type="string">
            <text:p>2018-08-10T14:40:48.814000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92" calcext:value-type="float">
            <text:p>35.592</text:p>
          </table:table-cell>
          <table:table-cell office:value-type="string" calcext:value-type="string">
            <text:p><text:s/>2.808050231 M </text:p>
          </table:table-cell>
        </table:table-row>
        <table:table-row table:style-name="ro1">
          <table:table-cell office:value-type="string" calcext:value-type="string">
            <text:p>2018-08-09T13:00:06.407000Z </text:p>
          </table:table-cell>
          <table:table-cell office:value-type="float" office:value="32.783" calcext:value-type="float">
            <text:p>32.783</text:p>
          </table:table-cell>
          <table:table-cell office:value-type="float" office:value="35.388" calcext:value-type="float">
            <text:p>35.388</text:p>
          </table:table-cell>
          <table:table-cell office:value-type="string" calcext:value-type="string">
            <text:p><text:s/>3.048598785 M </text:p>
          </table:table-cell>
        </table:table-row>
        <table:table-row table:style-name="ro1">
          <table:table-cell office:value-type="string" calcext:value-type="string">
            <text:p>2018-08-08T23:21:09.796000Z </text:p>
          </table:table-cell>
          <table:table-cell office:value-type="float" office:value="32.83" calcext:value-type="float">
            <text:p>32.83</text:p>
          </table:table-cell>
          <table:table-cell office:value-type="float" office:value="35.59" calcext:value-type="float">
            <text:p>35.59</text:p>
          </table:table-cell>
          <table:table-cell office:value-type="string" calcext:value-type="string">
            <text:p><text:s/>2.529741661 M </text:p>
          </table:table-cell>
        </table:table-row>
        <table:table-row table:style-name="ro1">
          <table:table-cell office:value-type="string" calcext:value-type="string">
            <text:p>2018-08-05T00:44:34.311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<text:s/>2.515422061 M </text:p>
          </table:table-cell>
        </table:table-row>
        <table:table-row table:style-name="ro1">
          <table:table-cell office:value-type="string" calcext:value-type="string">
            <text:p>2018-08-04T08:21:28.128000Z </text:p>
          </table:table-cell>
          <table:table-cell office:value-type="float" office:value="32.825" calcext:value-type="float">
            <text:p>32.825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<text:s/>3.274514048 M </text:p>
          </table:table-cell>
        </table:table-row>
        <table:table-row table:style-name="ro1">
          <table:table-cell office:value-type="string" calcext:value-type="string">
            <text:p>2018-08-04T03:07:10.537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<text:s/>2.77588331 M </text:p>
          </table:table-cell>
        </table:table-row>
        <table:table-row table:style-name="ro1">
          <table:table-cell office:value-type="string" calcext:value-type="string">
            <text:p>2018-08-01T03:17:49.471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615" calcext:value-type="float">
            <text:p>35.615</text:p>
          </table:table-cell>
          <table:table-cell office:value-type="string" calcext:value-type="string">
            <text:p><text:s/>2.633319002 M </text:p>
          </table:table-cell>
        </table:table-row>
        <table:table-row table:style-name="ro1">
          <table:table-cell office:value-type="string" calcext:value-type="string">
            <text:p>2018-07-31T16:25:27.866000Z </text:p>
          </table:table-cell>
          <table:table-cell office:value-type="float" office:value="32.867" calcext:value-type="float">
            <text:p>32.867</text:p>
          </table:table-cell>
          <table:table-cell office:value-type="float" office:value="35.588" calcext:value-type="float">
            <text:p>35.588</text:p>
          </table:table-cell>
          <table:table-cell office:value-type="string" calcext:value-type="string">
            <text:p><text:s/>2.745034621 M </text:p>
          </table:table-cell>
        </table:table-row>
        <table:table-row table:style-name="ro1">
          <table:table-cell office:value-type="string" calcext:value-type="string">
            <text:p>2018-07-31T01:30:49.702000Z </text:p>
          </table:table-cell>
          <table:table-cell office:value-type="float" office:value="32.824" calcext:value-type="float">
            <text:p>32.824</text:p>
          </table:table-cell>
          <table:table-cell office:value-type="float" office:value="35.583" calcext:value-type="float">
            <text:p>35.583</text:p>
          </table:table-cell>
          <table:table-cell office:value-type="string" calcext:value-type="string">
            <text:p><text:s/>3.26786428 M </text:p>
          </table:table-cell>
        </table:table-row>
        <table:table-row table:style-name="ro1">
          <table:table-cell office:value-type="string" calcext:value-type="string">
            <text:p>2018-07-31T00:42:56.521000Z </text:p>
          </table:table-cell>
          <table:table-cell office:value-type="float" office:value="32.832" calcext:value-type="float">
            <text:p>32.832</text:p>
          </table:table-cell>
          <table:table-cell office:value-type="float" office:value="35.581" calcext:value-type="float">
            <text:p>35.581</text:p>
          </table:table-cell>
          <table:table-cell office:value-type="string" calcext:value-type="string">
            <text:p><text:s/>2.673329554 M </text:p>
          </table:table-cell>
        </table:table-row>
        <table:table-row table:style-name="ro1">
          <table:table-cell office:value-type="string" calcext:value-type="string">
            <text:p>2018-07-30T02:59:49.290000Z </text:p>
          </table:table-cell>
          <table:table-cell office:value-type="float" office:value="32.825" calcext:value-type="float">
            <text:p>32.825</text:p>
          </table:table-cell>
          <table:table-cell office:value-type="float" office:value="35.586" calcext:value-type="float">
            <text:p>35.586</text:p>
          </table:table-cell>
          <table:table-cell office:value-type="string" calcext:value-type="string">
            <text:p><text:s/>3.015612106 M </text:p>
          </table:table-cell>
        </table:table-row>
        <table:table-row table:style-name="ro1">
          <table:table-cell office:value-type="string" calcext:value-type="string">
            <text:p>2018-07-29T12:09:13.626000Z </text:p>
          </table:table-cell>
          <table:table-cell office:value-type="float" office:value="32.826" calcext:value-type="float">
            <text:p>32.826</text:p>
          </table:table-cell>
          <table:table-cell office:value-type="float" office:value="35.583" calcext:value-type="float">
            <text:p>35.583</text:p>
          </table:table-cell>
          <table:table-cell office:value-type="string" calcext:value-type="string">
            <text:p><text:s/>3.197465768 M </text:p>
          </table:table-cell>
        </table:table-row>
        <table:table-row table:style-name="ro1">
          <table:table-cell office:value-type="string" calcext:value-type="string">
            <text:p>2018-07-29T11:59:51.230000Z </text:p>
          </table:table-cell>
          <table:table-cell office:value-type="float" office:value="32.826" calcext:value-type="float">
            <text:p>32.826</text:p>
          </table:table-cell>
          <table:table-cell office:value-type="float" office:value="35.591" calcext:value-type="float">
            <text:p>35.591</text:p>
          </table:table-cell>
          <table:table-cell office:value-type="string" calcext:value-type="string">
            <text:p><text:s/>3.001300688 M </text:p>
          </table:table-cell>
        </table:table-row>
        <table:table-row table:style-name="ro1">
          <table:table-cell office:value-type="string" calcext:value-type="string">
            <text:p>2018-07-29T00:26:59.690000Z </text:p>
          </table:table-cell>
          <table:table-cell office:value-type="float" office:value="32.865" calcext:value-type="float">
            <text:p>32.865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<text:s/>2.862254805 M </text:p>
          </table:table-cell>
        </table:table-row>
        <table:table-row table:style-name="ro1">
          <table:table-cell office:value-type="string" calcext:value-type="string">
            <text:p>2018-07-29T00:07:54.796000Z </text:p>
          </table:table-cell>
          <table:table-cell office:value-type="float" office:value="32.862" calcext:value-type="float">
            <text:p>32.862</text:p>
          </table:table-cell>
          <table:table-cell office:value-type="float" office:value="35.575" calcext:value-type="float">
            <text:p>35.575</text:p>
          </table:table-cell>
          <table:table-cell office:value-type="string" calcext:value-type="string">
            <text:p><text:s/>3.482041205 M </text:p>
          </table:table-cell>
        </table:table-row>
        <table:table-row table:style-name="ro1">
          <table:table-cell office:value-type="string" calcext:value-type="string">
            <text:p>2018-07-28T23:52:33.207000Z </text:p>
          </table:table-cell>
          <table:table-cell office:value-type="float" office:value="32.873" calcext:value-type="float">
            <text:p>32.873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<text:s/>2.751052958 M </text:p>
          </table:table-cell>
        </table:table-row>
        <table:table-row table:style-name="ro1">
          <table:table-cell office:value-type="string" calcext:value-type="string">
            <text:p>2018-07-28T23:49:38.740000Z </text:p>
          </table:table-cell>
          <table:table-cell office:value-type="float" office:value="32.871" calcext:value-type="float">
            <text:p>32.871</text:p>
          </table:table-cell>
          <table:table-cell office:value-type="float" office:value="35.565" calcext:value-type="float">
            <text:p>35.565</text:p>
          </table:table-cell>
          <table:table-cell office:value-type="string" calcext:value-type="string">
            <text:p><text:s/>2.69707236 M </text:p>
          </table:table-cell>
        </table:table-row>
        <table:table-row table:style-name="ro1">
          <table:table-cell office:value-type="string" calcext:value-type="string">
            <text:p>2018-07-28T14:52:57.610000Z </text:p>
          </table:table-cell>
          <table:table-cell office:value-type="float" office:value="32.882" calcext:value-type="float">
            <text:p>32.882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<text:s/>2.538700961 M </text:p>
          </table:table-cell>
        </table:table-row>
        <table:table-row table:style-name="ro1">
          <table:table-cell office:value-type="string" calcext:value-type="string">
            <text:p>2018-07-27T16:05:33.552000Z </text:p>
          </table:table-cell>
          <table:table-cell office:value-type="float" office:value="32.86" calcext:value-type="float">
            <text:p>32.86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2.5897285 M </text:p>
          </table:table-cell>
        </table:table-row>
        <table:table-row table:style-name="ro1">
          <table:table-cell office:value-type="string" calcext:value-type="string">
            <text:p>2018-07-27T12:58:33.455000Z </text:p>
          </table:table-cell>
          <table:table-cell office:value-type="float" office:value="32.869" calcext:value-type="float">
            <text:p>32.869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2.53163824 M </text:p>
          </table:table-cell>
        </table:table-row>
        <table:table-row table:style-name="ro1">
          <table:table-cell office:value-type="string" calcext:value-type="string">
            <text:p>2018-07-27T11:56:37.960000Z </text:p>
          </table:table-cell>
          <table:table-cell office:value-type="float" office:value="32.873" calcext:value-type="float">
            <text:p>32.873</text:p>
          </table:table-cell>
          <table:table-cell office:value-type="float" office:value="35.564" calcext:value-type="float">
            <text:p>35.564</text:p>
          </table:table-cell>
          <table:table-cell office:value-type="string" calcext:value-type="string">
            <text:p><text:s/>2.751016607 M </text:p>
          </table:table-cell>
        </table:table-row>
        <table:table-row table:style-name="ro1">
          <table:table-cell office:value-type="string" calcext:value-type="string">
            <text:p>2018-07-27T10:12:04.842000Z </text:p>
          </table:table-cell>
          <table:table-cell office:value-type="float" office:value="32.862" calcext:value-type="float">
            <text:p>32.862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3.824192192 M </text:p>
          </table:table-cell>
        </table:table-row>
        <table:table-row table:style-name="ro1">
          <table:table-cell office:value-type="string" calcext:value-type="string">
            <text:p>2018-07-27T10:05:02.718000Z </text:p>
          </table:table-cell>
          <table:table-cell office:value-type="float" office:value="32.875" calcext:value-type="float">
            <text:p>32.875</text:p>
          </table:table-cell>
          <table:table-cell office:value-type="float" office:value="35.568" calcext:value-type="float">
            <text:p>35.568</text:p>
          </table:table-cell>
          <table:table-cell office:value-type="string" calcext:value-type="string">
            <text:p><text:s/>2.969541954 M </text:p>
          </table:table-cell>
        </table:table-row>
        <table:table-row table:style-name="ro1">
          <table:table-cell office:value-type="string" calcext:value-type="string">
            <text:p>2018-07-27T08:51:18.320000Z </text:p>
          </table:table-cell>
          <table:table-cell office:value-type="float" office:value="32.874" calcext:value-type="float">
            <text:p>32.874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<text:s/>4.329358601 M </text:p>
          </table:table-cell>
        </table:table-row>
        <table:table-row table:style-name="ro1">
          <table:table-cell office:value-type="string" calcext:value-type="string">
            <text:p>2018-07-25T13:42:39.811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87" calcext:value-type="float">
            <text:p>35.587</text:p>
          </table:table-cell>
          <table:table-cell office:value-type="string" calcext:value-type="string">
            <text:p><text:s/>2.602213835 M </text:p>
          </table:table-cell>
        </table:table-row>
        <table:table-row table:style-name="ro1">
          <table:table-cell office:value-type="string" calcext:value-type="string">
            <text:p>2018-07-22T06:41:26.125000Z </text:p>
          </table:table-cell>
          <table:table-cell office:value-type="float" office:value="32.849" calcext:value-type="float">
            <text:p>32.849</text:p>
          </table:table-cell>
          <table:table-cell office:value-type="float" office:value="35.572" calcext:value-type="float">
            <text:p>35.572</text:p>
          </table:table-cell>
          <table:table-cell office:value-type="string" calcext:value-type="string">
            <text:p><text:s/>4.063831846 M </text:p>
          </table:table-cell>
        </table:table-row>
        <table:table-row table:style-name="ro1">
          <table:table-cell office:value-type="string" calcext:value-type="string">
            <text:p>2018-07-18T15:24:09.149000Z </text:p>
          </table:table-cell>
          <table:table-cell office:value-type="float" office:value="32.865" calcext:value-type="float">
            <text:p>32.865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860077441 M </text:p>
          </table:table-cell>
        </table:table-row>
        <table:table-row table:style-name="ro1">
          <table:table-cell office:value-type="string" calcext:value-type="string">
            <text:p>2018-07-16T20:33:17.583000Z </text:p>
          </table:table-cell>
          <table:table-cell office:value-type="float" office:value="32.836" calcext:value-type="float">
            <text:p>32.836</text:p>
          </table:table-cell>
          <table:table-cell office:value-type="float" office:value="35.569" calcext:value-type="float">
            <text:p>35.569</text:p>
          </table:table-cell>
          <table:table-cell office:value-type="string" calcext:value-type="string">
            <text:p><text:s/>2.589662167 M </text:p>
          </table:table-cell>
        </table:table-row>
        <table:table-row table:style-name="ro1">
          <table:table-cell office:value-type="string" calcext:value-type="string">
            <text:p>2018-07-15T17:58:31.537000Z </text:p>
          </table:table-cell>
          <table:table-cell office:value-type="float" office:value="32.833" calcext:value-type="float">
            <text:p>32.833</text:p>
          </table:table-cell>
          <table:table-cell office:value-type="float" office:value="35.586" calcext:value-type="float">
            <text:p>35.586</text:p>
          </table:table-cell>
          <table:table-cell office:value-type="string" calcext:value-type="string">
            <text:p><text:s/>2.950223802 M </text:p>
          </table:table-cell>
        </table:table-row>
        <table:table-row table:style-name="ro1">
          <table:table-cell office:value-type="string" calcext:value-type="string">
            <text:p>2018-07-15T14:03:33.175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<text:s/>3.519221998 M </text:p>
          </table:table-cell>
        </table:table-row>
        <table:table-row table:style-name="ro1">
          <table:table-cell office:value-type="string" calcext:value-type="string">
            <text:p>2018-07-15T09:39:08.865000Z </text:p>
          </table:table-cell>
          <table:table-cell office:value-type="float" office:value="32.907" calcext:value-type="float">
            <text:p>32.907</text:p>
          </table:table-cell>
          <table:table-cell office:value-type="float" office:value="35.452" calcext:value-type="float">
            <text:p>35.452</text:p>
          </table:table-cell>
          <table:table-cell office:value-type="string" calcext:value-type="string">
            <text:p><text:s/>3.37970024 M </text:p>
          </table:table-cell>
        </table:table-row>
        <table:table-row table:style-name="ro1">
          <table:table-cell office:value-type="string" calcext:value-type="string">
            <text:p>2018-07-13T21:47:51.276000Z </text:p>
          </table:table-cell>
          <table:table-cell office:value-type="float" office:value="32.844" calcext:value-type="float">
            <text:p>32.844</text:p>
          </table:table-cell>
          <table:table-cell office:value-type="float" office:value="35.577" calcext:value-type="float">
            <text:p>35.577</text:p>
          </table:table-cell>
          <table:table-cell office:value-type="string" calcext:value-type="string">
            <text:p><text:s/>2.537392108 M </text:p>
          </table:table-cell>
        </table:table-row>
        <table:table-row table:style-name="ro1">
          <table:table-cell office:value-type="string" calcext:value-type="string">
            <text:p>2018-07-13T06:06:45.300000Z </text:p>
          </table:table-cell>
          <table:table-cell office:value-type="float" office:value="32.879" calcext:value-type="float">
            <text:p>32.879</text:p>
          </table:table-cell>
          <table:table-cell office:value-type="float" office:value="35.593" calcext:value-type="float">
            <text:p>35.593</text:p>
          </table:table-cell>
          <table:table-cell office:value-type="string" calcext:value-type="string">
            <text:p><text:s/>2.620838931 M </text:p>
          </table:table-cell>
        </table:table-row>
        <table:table-row table:style-name="ro1">
          <table:table-cell office:value-type="string" calcext:value-type="string">
            <text:p>2018-07-13T00:11:43.347000Z </text:p>
          </table:table-cell>
          <table:table-cell office:value-type="float" office:value="32.859" calcext:value-type="float">
            <text:p>32.859</text:p>
          </table:table-cell>
          <table:table-cell office:value-type="float" office:value="35.578" calcext:value-type="float">
            <text:p>35.578</text:p>
          </table:table-cell>
          <table:table-cell office:value-type="string" calcext:value-type="string">
            <text:p><text:s/>3.124523191 M </text:p>
          </table:table-cell>
        </table:table-row>
        <table:table-row table:style-name="ro1">
          <table:table-cell office:value-type="string" calcext:value-type="string">
            <text:p>2018-07-12T11:43:06.706000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65" calcext:value-type="float">
            <text:p>35.565</text:p>
          </table:table-cell>
          <table:table-cell office:value-type="string" calcext:value-type="string">
            <text:p><text:s/>2.577673563 M </text:p>
          </table:table-cell>
        </table:table-row>
        <table:table-row table:style-name="ro1">
          <table:table-cell office:value-type="string" calcext:value-type="string">
            <text:p>2018-07-12T11:02:53.303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2.626074301 M </text:p>
          </table:table-cell>
        </table:table-row>
        <table:table-row table:style-name="ro1">
          <table:table-cell office:value-type="string" calcext:value-type="string">
            <text:p>2018-07-12T08:11:49.431000Z </text:p>
          </table:table-cell>
          <table:table-cell office:value-type="float" office:value="32.831" calcext:value-type="float">
            <text:p>32.831</text:p>
          </table:table-cell>
          <table:table-cell office:value-type="float" office:value="35.583" calcext:value-type="float">
            <text:p>35.583</text:p>
          </table:table-cell>
          <table:table-cell office:value-type="string" calcext:value-type="string">
            <text:p><text:s/>2.515702545 M </text:p>
          </table:table-cell>
        </table:table-row>
        <table:table-row table:style-name="ro1">
          <table:table-cell office:value-type="string" calcext:value-type="string">
            <text:p>2018-07-12T07:53:38.621000Z </text:p>
          </table:table-cell>
          <table:table-cell office:value-type="float" office:value="32.839" calcext:value-type="float">
            <text:p>32.839</text:p>
          </table:table-cell>
          <table:table-cell office:value-type="float" office:value="35.582" calcext:value-type="float">
            <text:p>35.582</text:p>
          </table:table-cell>
          <table:table-cell office:value-type="string" calcext:value-type="string">
            <text:p><text:s/>2.728171159 M </text:p>
          </table:table-cell>
        </table:table-row>
        <table:table-row table:style-name="ro1">
          <table:table-cell office:value-type="string" calcext:value-type="string">
            <text:p>2018-07-12T07:00:35.280000Z </text:p>
          </table:table-cell>
          <table:table-cell office:value-type="float" office:value="32.871" calcext:value-type="float">
            <text:p>32.871</text:p>
          </table:table-cell>
          <table:table-cell office:value-type="float" office:value="35.575" calcext:value-type="float">
            <text:p>35.575</text:p>
          </table:table-cell>
          <table:table-cell office:value-type="string" calcext:value-type="string">
            <text:p><text:s/>3.304634746 M </text:p>
          </table:table-cell>
        </table:table-row>
        <table:table-row table:style-name="ro1">
          <table:table-cell office:value-type="string" calcext:value-type="string">
            <text:p>2018-07-12T00:42:58.625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91" calcext:value-type="float">
            <text:p>35.591</text:p>
          </table:table-cell>
          <table:table-cell office:value-type="string" calcext:value-type="string">
            <text:p><text:s/>2.924283968 M </text:p>
          </table:table-cell>
        </table:table-row>
        <table:table-row table:style-name="ro1">
          <table:table-cell office:value-type="string" calcext:value-type="string">
            <text:p>2018-07-11T20:01:04.650000Z </text:p>
          </table:table-cell>
          <table:table-cell office:value-type="float" office:value="32.869" calcext:value-type="float">
            <text:p>32.869</text:p>
          </table:table-cell>
          <table:table-cell office:value-type="float" office:value="35.559" calcext:value-type="float">
            <text:p>35.559</text:p>
          </table:table-cell>
          <table:table-cell office:value-type="string" calcext:value-type="string">
            <text:p><text:s/>2.662563655 M </text:p>
          </table:table-cell>
        </table:table-row>
        <table:table-row table:style-name="ro1">
          <table:table-cell office:value-type="string" calcext:value-type="string">
            <text:p>2018-07-11T07:51:38.530000Z </text:p>
          </table:table-cell>
          <table:table-cell office:value-type="float" office:value="32.87" calcext:value-type="float">
            <text:p>32.87</text:p>
          </table:table-cell>
          <table:table-cell office:value-type="float" office:value="35.567" calcext:value-type="float">
            <text:p>35.567</text:p>
          </table:table-cell>
          <table:table-cell office:value-type="string" calcext:value-type="string">
            <text:p><text:s/>2.600504182 M </text:p>
          </table:table-cell>
        </table:table-row>
        <table:table-row table:style-name="ro1">
          <table:table-cell office:value-type="string" calcext:value-type="string">
            <text:p>2018-07-11T00:21:09.150000Z </text:p>
          </table:table-cell>
          <table:table-cell office:value-type="float" office:value="32.84" calcext:value-type="float">
            <text:p>32.84</text:p>
          </table:table-cell>
          <table:table-cell office:value-type="float" office:value="35.591" calcext:value-type="float">
            <text:p>35.591</text:p>
          </table:table-cell>
          <table:table-cell office:value-type="string" calcext:value-type="string">
            <text:p><text:s/>2.820469181 M </text:p>
          </table:table-cell>
        </table:table-row>
        <table:table-row table:style-name="ro1">
          <table:table-cell office:value-type="string" calcext:value-type="string">
            <text:p>2018-07-10T23:04:15.561000Z </text:p>
          </table:table-cell>
          <table:table-cell office:value-type="float" office:value="32.865" calcext:value-type="float">
            <text:p>32.865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746551325 M </text:p>
          </table:table-cell>
        </table:table-row>
        <table:table-row table:style-name="ro1">
          <table:table-cell office:value-type="string" calcext:value-type="string">
            <text:p>2018-07-10T19:25:20.385000Z </text:p>
          </table:table-cell>
          <table:table-cell office:value-type="float" office:value="32.836" calcext:value-type="float">
            <text:p>32.836</text:p>
          </table:table-cell>
          <table:table-cell office:value-type="float" office:value="35.587" calcext:value-type="float">
            <text:p>35.587</text:p>
          </table:table-cell>
          <table:table-cell office:value-type="string" calcext:value-type="string">
            <text:p><text:s/>2.661807031 M </text:p>
          </table:table-cell>
        </table:table-row>
        <table:table-row table:style-name="ro1">
          <table:table-cell office:value-type="string" calcext:value-type="string">
            <text:p>2018-07-09T19:31:16.753000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93" calcext:value-type="float">
            <text:p>35.593</text:p>
          </table:table-cell>
          <table:table-cell office:value-type="string" calcext:value-type="string">
            <text:p><text:s/>3.062672347 M </text:p>
          </table:table-cell>
        </table:table-row>
        <table:table-row table:style-name="ro1">
          <table:table-cell office:value-type="string" calcext:value-type="string">
            <text:p>2018-07-09T15:16:05.473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99" calcext:value-type="float">
            <text:p>35.599</text:p>
          </table:table-cell>
          <table:table-cell office:value-type="string" calcext:value-type="string">
            <text:p><text:s/>3.682240823 M </text:p>
          </table:table-cell>
        </table:table-row>
        <table:table-row table:style-name="ro1">
          <table:table-cell office:value-type="string" calcext:value-type="string">
            <text:p>2018-07-09T14:14:29.662000Z </text:p>
          </table:table-cell>
          <table:table-cell office:value-type="float" office:value="32.845" calcext:value-type="float">
            <text:p>32.845</text:p>
          </table:table-cell>
          <table:table-cell office:value-type="float" office:value="35.589" calcext:value-type="float">
            <text:p>35.589</text:p>
          </table:table-cell>
          <table:table-cell office:value-type="string" calcext:value-type="string">
            <text:p><text:s/>2.563709818 M </text:p>
          </table:table-cell>
        </table:table-row>
        <table:table-row table:style-name="ro1">
          <table:table-cell office:value-type="string" calcext:value-type="string">
            <text:p>2018-07-09T06:01:12.783000Z </text:p>
          </table:table-cell>
          <table:table-cell office:value-type="float" office:value="32.844" calcext:value-type="float">
            <text:p>32.844</text:p>
          </table:table-cell>
          <table:table-cell office:value-type="float" office:value="35.586" calcext:value-type="float">
            <text:p>35.586</text:p>
          </table:table-cell>
          <table:table-cell office:value-type="string" calcext:value-type="string">
            <text:p><text:s/>2.766541538 M </text:p>
          </table:table-cell>
        </table:table-row>
        <table:table-row table:style-name="ro1">
          <table:table-cell office:value-type="string" calcext:value-type="string">
            <text:p>2018-07-09T05:45:24.557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89" calcext:value-type="float">
            <text:p>35.589</text:p>
          </table:table-cell>
          <table:table-cell office:value-type="string" calcext:value-type="string">
            <text:p><text:s/>2.539411263 M </text:p>
          </table:table-cell>
        </table:table-row>
        <table:table-row table:style-name="ro1">
          <table:table-cell office:value-type="string" calcext:value-type="string">
            <text:p>2018-07-09T05:26:40.210000Z </text:p>
          </table:table-cell>
          <table:table-cell office:value-type="float" office:value="32.869" calcext:value-type="float">
            <text:p>32.869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544967346 M </text:p>
          </table:table-cell>
        </table:table-row>
        <table:table-row table:style-name="ro1">
          <table:table-cell office:value-type="string" calcext:value-type="string">
            <text:p>2018-07-09T02:45:23.953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86" calcext:value-type="float">
            <text:p>35.586</text:p>
          </table:table-cell>
          <table:table-cell office:value-type="string" calcext:value-type="string">
            <text:p><text:s/>3.009133005 M </text:p>
          </table:table-cell>
        </table:table-row>
        <table:table-row table:style-name="ro1">
          <table:table-cell office:value-type="string" calcext:value-type="string">
            <text:p>2018-07-09T00:59:30.269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92" calcext:value-type="float">
            <text:p>35.592</text:p>
          </table:table-cell>
          <table:table-cell office:value-type="string" calcext:value-type="string">
            <text:p><text:s/>3.194040437 M </text:p>
          </table:table-cell>
        </table:table-row>
        <table:table-row table:style-name="ro1">
          <table:table-cell office:value-type="string" calcext:value-type="string">
            <text:p>2018-07-08T21:42:45.264000Z </text:p>
          </table:table-cell>
          <table:table-cell office:value-type="float" office:value="32.832" calcext:value-type="float">
            <text:p>32.832</text:p>
          </table:table-cell>
          <table:table-cell office:value-type="float" office:value="35.59" calcext:value-type="float">
            <text:p>35.59</text:p>
          </table:table-cell>
          <table:table-cell office:value-type="string" calcext:value-type="string">
            <text:p><text:s/>3.886040694 M </text:p>
          </table:table-cell>
        </table:table-row>
        <table:table-row table:style-name="ro1">
          <table:table-cell office:value-type="string" calcext:value-type="string">
            <text:p>2018-07-08T20:04:54.450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<text:s/>3.558955721 M </text:p>
          </table:table-cell>
        </table:table-row>
        <table:table-row table:style-name="ro1">
          <table:table-cell office:value-type="string" calcext:value-type="string">
            <text:p>2018-07-08T19:00:48.286000Z </text:p>
          </table:table-cell>
          <table:table-cell office:value-type="float" office:value="32.857" calcext:value-type="float">
            <text:p>32.857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<text:s/>3.460776817 M </text:p>
          </table:table-cell>
        </table:table-row>
        <table:table-row table:style-name="ro1">
          <table:table-cell office:value-type="string" calcext:value-type="string">
            <text:p>2018-07-08T18:36:51.126000Z </text:p>
          </table:table-cell>
          <table:table-cell office:value-type="float" office:value="32.854" calcext:value-type="float">
            <text:p>32.854</text:p>
          </table:table-cell>
          <table:table-cell office:value-type="float" office:value="35.572" calcext:value-type="float">
            <text:p>35.572</text:p>
          </table:table-cell>
          <table:table-cell office:value-type="string" calcext:value-type="string">
            <text:p><text:s/>2.912091227 M </text:p>
          </table:table-cell>
        </table:table-row>
        <table:table-row table:style-name="ro1">
          <table:table-cell office:value-type="string" calcext:value-type="string">
            <text:p>2018-07-08T14:51:40.772000Z </text:p>
          </table:table-cell>
          <table:table-cell office:value-type="float" office:value="32.841" calcext:value-type="float">
            <text:p>32.841</text:p>
          </table:table-cell>
          <table:table-cell office:value-type="float" office:value="35.576" calcext:value-type="float">
            <text:p>35.576</text:p>
          </table:table-cell>
          <table:table-cell office:value-type="string" calcext:value-type="string">
            <text:p><text:s/>3.011244883 M </text:p>
          </table:table-cell>
        </table:table-row>
        <table:table-row table:style-name="ro1">
          <table:table-cell office:value-type="string" calcext:value-type="string">
            <text:p>2018-07-08T14:50:12.666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2.745653554 M </text:p>
          </table:table-cell>
        </table:table-row>
        <table:table-row table:style-name="ro1">
          <table:table-cell office:value-type="string" calcext:value-type="string">
            <text:p>2018-07-08T14:22:01.457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<text:s/>2.96316248 M </text:p>
          </table:table-cell>
        </table:table-row>
        <table:table-row table:style-name="ro1">
          <table:table-cell office:value-type="string" calcext:value-type="string">
            <text:p>2018-07-08T13:53:54.873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87" calcext:value-type="float">
            <text:p>35.587</text:p>
          </table:table-cell>
          <table:table-cell office:value-type="string" calcext:value-type="string">
            <text:p><text:s/>2.762355216 M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18-07-08T13:30:47.849000Z </text:p>
          </table:table-cell>
          <table:table-cell office:value-type="float" office:value="32.849" calcext:value-type="float">
            <text:p>32.849</text:p>
          </table:table-cell>
          <table:table-cell office:value-type="float" office:value="35.593" calcext:value-type="float">
            <text:p>35.593</text:p>
          </table:table-cell>
          <table:table-cell office:value-type="string" calcext:value-type="string">
            <text:p><text:s/>4.493789353 M </text:p>
          </table:table-cell>
        </table:table-row>
        <table:table-row table:style-name="ro1">
          <table:table-cell office:value-type="string" calcext:value-type="string">
            <text:p>2018-07-08T12:52:17.385000Z </text:p>
          </table:table-cell>
          <table:table-cell office:value-type="float" office:value="32.846" calcext:value-type="float">
            <text:p>32.846</text:p>
          </table:table-cell>
          <table:table-cell office:value-type="float" office:value="35.578" calcext:value-type="float">
            <text:p>35.578</text:p>
          </table:table-cell>
          <table:table-cell office:value-type="string" calcext:value-type="string">
            <text:p><text:s/>3.099346613 M </text:p>
          </table:table-cell>
        </table:table-row>
        <table:table-row table:style-name="ro1">
          <table:table-cell office:value-type="string" calcext:value-type="string">
            <text:p>2018-07-08T12:39:10.223000Z </text:p>
          </table:table-cell>
          <table:table-cell office:value-type="float" office:value="32.875" calcext:value-type="float">
            <text:p>32.875</text:p>
          </table:table-cell>
          <table:table-cell office:value-type="float" office:value="35.592" calcext:value-type="float">
            <text:p>35.592</text:p>
          </table:table-cell>
          <table:table-cell office:value-type="string" calcext:value-type="string">
            <text:p><text:s/>3.057643704 M </text:p>
          </table:table-cell>
        </table:table-row>
        <table:table-row table:style-name="ro1">
          <table:table-cell office:value-type="string" calcext:value-type="string">
            <text:p>2018-07-08T11:04:01.553000Z </text:p>
          </table:table-cell>
          <table:table-cell office:value-type="float" office:value="32.852" calcext:value-type="float">
            <text:p>32.852</text:p>
          </table:table-cell>
          <table:table-cell office:value-type="float" office:value="35.579" calcext:value-type="float">
            <text:p>35.579</text:p>
          </table:table-cell>
          <table:table-cell office:value-type="string" calcext:value-type="string">
            <text:p><text:s/>3.424595683 M </text:p>
          </table:table-cell>
        </table:table-row>
        <table:table-row table:style-name="ro1">
          <table:table-cell office:value-type="string" calcext:value-type="string">
            <text:p>2018-07-07T17:33:27.880000Z </text:p>
          </table:table-cell>
          <table:table-cell office:value-type="float" office:value="32.85" calcext:value-type="float">
            <text:p>32.85</text:p>
          </table:table-cell>
          <table:table-cell office:value-type="float" office:value="35.588" calcext:value-type="float">
            <text:p>35.588</text:p>
          </table:table-cell>
          <table:table-cell office:value-type="string" calcext:value-type="string">
            <text:p><text:s/>2.751026967 M </text:p>
          </table:table-cell>
        </table:table-row>
        <table:table-row table:style-name="ro1">
          <table:table-cell office:value-type="string" calcext:value-type="string">
            <text:p>2018-07-07T11:46:31.589000Z </text:p>
          </table:table-cell>
          <table:table-cell office:value-type="float" office:value="32.86" calcext:value-type="float">
            <text:p>32.86</text:p>
          </table:table-cell>
          <table:table-cell office:value-type="float" office:value="35.575" calcext:value-type="float">
            <text:p>35.575</text:p>
          </table:table-cell>
          <table:table-cell office:value-type="string" calcext:value-type="string">
            <text:p><text:s/>3.078682038 M </text:p>
          </table:table-cell>
        </table:table-row>
        <table:table-row table:style-name="ro1">
          <table:table-cell office:value-type="string" calcext:value-type="string">
            <text:p>2018-07-07T04:28:37.510000Z </text:p>
          </table:table-cell>
          <table:table-cell office:value-type="float" office:value="32.836" calcext:value-type="float">
            <text:p>32.836</text:p>
          </table:table-cell>
          <table:table-cell office:value-type="float" office:value="35.595" calcext:value-type="float">
            <text:p>35.595</text:p>
          </table:table-cell>
          <table:table-cell office:value-type="string" calcext:value-type="string">
            <text:p><text:s/>2.620664621 M </text:p>
          </table:table-cell>
        </table:table-row>
        <table:table-row table:style-name="ro1">
          <table:table-cell office:value-type="string" calcext:value-type="string">
            <text:p>2018-07-07T02:07:44.383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99" calcext:value-type="float">
            <text:p>35.599</text:p>
          </table:table-cell>
          <table:table-cell office:value-type="string" calcext:value-type="string">
            <text:p><text:s/>3.993414954 M </text:p>
          </table:table-cell>
        </table:table-row>
        <table:table-row table:style-name="ro1">
          <table:table-cell office:value-type="string" calcext:value-type="string">
            <text:p>2018-07-06T22:54:46.638000Z </text:p>
          </table:table-cell>
          <table:table-cell office:value-type="float" office:value="32.871" calcext:value-type="float">
            <text:p>32.871</text:p>
          </table:table-cell>
          <table:table-cell office:value-type="float" office:value="35.577" calcext:value-type="float">
            <text:p>35.577</text:p>
          </table:table-cell>
          <table:table-cell office:value-type="string" calcext:value-type="string">
            <text:p><text:s/>3.163937004 M </text:p>
          </table:table-cell>
        </table:table-row>
        <table:table-row table:style-name="ro1">
          <table:table-cell office:value-type="string" calcext:value-type="string">
            <text:p>2018-07-06T22:20:38.858000Z </text:p>
          </table:table-cell>
          <table:table-cell office:value-type="float" office:value="32.849" calcext:value-type="float">
            <text:p>32.849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642251816 M </text:p>
          </table:table-cell>
        </table:table-row>
        <table:table-row table:style-name="ro1">
          <table:table-cell office:value-type="string" calcext:value-type="string">
            <text:p>2018-07-06T20:20:38.294000Z </text:p>
          </table:table-cell>
          <table:table-cell office:value-type="float" office:value="32.836" calcext:value-type="float">
            <text:p>32.836</text:p>
          </table:table-cell>
          <table:table-cell office:value-type="float" office:value="35.581" calcext:value-type="float">
            <text:p>35.581</text:p>
          </table:table-cell>
          <table:table-cell office:value-type="string" calcext:value-type="string">
            <text:p><text:s/>automatic</text:p>
          </table:table-cell>
        </table:table-row>
        <table:table-row table:style-name="ro1">
          <table:table-cell office:value-type="string" calcext:value-type="string">
            <text:p>2018-07-06T17:13:24.174000Z </text:p>
          </table:table-cell>
          <table:table-cell office:value-type="float" office:value="32.883" calcext:value-type="float">
            <text:p>32.883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2.690214246 M </text:p>
          </table:table-cell>
        </table:table-row>
        <table:table-row table:style-name="ro1">
          <table:table-cell office:value-type="string" calcext:value-type="string">
            <text:p>2018-07-06T15:33:54.550000Z </text:p>
          </table:table-cell>
          <table:table-cell office:value-type="float" office:value="32.878" calcext:value-type="float">
            <text:p>32.878</text:p>
          </table:table-cell>
          <table:table-cell office:value-type="float" office:value="35.572" calcext:value-type="float">
            <text:p>35.572</text:p>
          </table:table-cell>
          <table:table-cell office:value-type="string" calcext:value-type="string">
            <text:p><text:s/>2.746732789 M </text:p>
          </table:table-cell>
        </table:table-row>
        <table:table-row table:style-name="ro1">
          <table:table-cell office:value-type="string" calcext:value-type="string">
            <text:p>2018-07-06T05:38:54.227000Z </text:p>
          </table:table-cell>
          <table:table-cell office:value-type="float" office:value="32.861" calcext:value-type="float">
            <text:p>32.861</text:p>
          </table:table-cell>
          <table:table-cell office:value-type="float" office:value="35.569" calcext:value-type="float">
            <text:p>35.569</text:p>
          </table:table-cell>
          <table:table-cell office:value-type="string" calcext:value-type="string">
            <text:p><text:s/>2.760879312 M </text:p>
          </table:table-cell>
        </table:table-row>
        <table:table-row table:style-name="ro1">
          <table:table-cell office:value-type="string" calcext:value-type="string">
            <text:p>2018-07-06T01:06:10.216000Z </text:p>
          </table:table-cell>
          <table:table-cell office:value-type="float" office:value="32.867" calcext:value-type="float">
            <text:p>32.867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3.088718268 M </text:p>
          </table:table-cell>
        </table:table-row>
        <table:table-row table:style-name="ro1">
          <table:table-cell office:value-type="string" calcext:value-type="string">
            <text:p>2018-07-06T00:55:10.453000Z </text:p>
          </table:table-cell>
          <table:table-cell office:value-type="float" office:value="32.846" calcext:value-type="float">
            <text:p>32.846</text:p>
          </table:table-cell>
          <table:table-cell office:value-type="float" office:value="35.561" calcext:value-type="float">
            <text:p>35.561</text:p>
          </table:table-cell>
          <table:table-cell office:value-type="string" calcext:value-type="string">
            <text:p><text:s/>3.310433712 M </text:p>
          </table:table-cell>
        </table:table-row>
        <table:table-row table:style-name="ro1">
          <table:table-cell office:value-type="string" calcext:value-type="string">
            <text:p>2018-07-05T23:20:38.384000Z </text:p>
          </table:table-cell>
          <table:table-cell office:value-type="float" office:value="32.866" calcext:value-type="float">
            <text:p>32.866</text:p>
          </table:table-cell>
          <table:table-cell office:value-type="float" office:value="35.575" calcext:value-type="float">
            <text:p>35.575</text:p>
          </table:table-cell>
          <table:table-cell office:value-type="string" calcext:value-type="string">
            <text:p><text:s/>3.449318111 M </text:p>
          </table:table-cell>
        </table:table-row>
        <table:table-row table:style-name="ro1">
          <table:table-cell office:value-type="string" calcext:value-type="string">
            <text:p>2018-07-05T20:41:06.367000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66" calcext:value-type="float">
            <text:p>35.566</text:p>
          </table:table-cell>
          <table:table-cell office:value-type="string" calcext:value-type="string">
            <text:p><text:s/>2.778081156 M </text:p>
          </table:table-cell>
        </table:table-row>
        <table:table-row table:style-name="ro1">
          <table:table-cell office:value-type="string" calcext:value-type="string">
            <text:p>2018-07-05T19:43:55.202000Z </text:p>
          </table:table-cell>
          <table:table-cell office:value-type="float" office:value="32.857" calcext:value-type="float">
            <text:p>32.857</text:p>
          </table:table-cell>
          <table:table-cell office:value-type="float" office:value="35.562" calcext:value-type="float">
            <text:p>35.562</text:p>
          </table:table-cell>
          <table:table-cell office:value-type="string" calcext:value-type="string">
            <text:p><text:s/>2.765537829 M </text:p>
          </table:table-cell>
        </table:table-row>
        <table:table-row table:style-name="ro1">
          <table:table-cell office:value-type="string" calcext:value-type="string">
            <text:p>2018-07-05T16:51:36.987000Z </text:p>
          </table:table-cell>
          <table:table-cell office:value-type="float" office:value="32.836" calcext:value-type="float">
            <text:p>32.836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957468776 M </text:p>
          </table:table-cell>
        </table:table-row>
        <table:table-row table:style-name="ro1">
          <table:table-cell office:value-type="string" calcext:value-type="string">
            <text:p>2018-07-05T10:21:20.227000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67" calcext:value-type="float">
            <text:p>35.567</text:p>
          </table:table-cell>
          <table:table-cell office:value-type="string" calcext:value-type="string">
            <text:p><text:s/>2.567165528 M </text:p>
          </table:table-cell>
        </table:table-row>
        <table:table-row table:style-name="ro1">
          <table:table-cell office:value-type="string" calcext:value-type="string">
            <text:p>2018-07-05T10:04:30.100000Z </text:p>
          </table:table-cell>
          <table:table-cell office:value-type="float" office:value="32.845" calcext:value-type="float">
            <text:p>32.845</text:p>
          </table:table-cell>
          <table:table-cell office:value-type="float" office:value="35.589" calcext:value-type="float">
            <text:p>35.589</text:p>
          </table:table-cell>
          <table:table-cell office:value-type="string" calcext:value-type="string">
            <text:p><text:s/>3.524865954 M </text:p>
          </table:table-cell>
        </table:table-row>
        <table:table-row table:style-name="ro1">
          <table:table-cell office:value-type="string" calcext:value-type="string">
            <text:p>2018-07-05T09:40:59.230000Z </text:p>
          </table:table-cell>
          <table:table-cell office:value-type="float" office:value="32.835" calcext:value-type="float">
            <text:p>32.835</text:p>
          </table:table-cell>
          <table:table-cell office:value-type="float" office:value="35.582" calcext:value-type="float">
            <text:p>35.582</text:p>
          </table:table-cell>
          <table:table-cell office:value-type="string" calcext:value-type="string">
            <text:p><text:s/>2.606078658 M </text:p>
          </table:table-cell>
        </table:table-row>
        <table:table-row table:style-name="ro1">
          <table:table-cell office:value-type="string" calcext:value-type="string">
            <text:p>2018-07-05T09:02:54.133000Z </text:p>
          </table:table-cell>
          <table:table-cell office:value-type="float" office:value="32.864" calcext:value-type="float">
            <text:p>32.864</text:p>
          </table:table-cell>
          <table:table-cell office:value-type="float" office:value="35.584" calcext:value-type="float">
            <text:p>35.584</text:p>
          </table:table-cell>
          <table:table-cell office:value-type="string" calcext:value-type="string">
            <text:p><text:s/>2.730867658 M </text:p>
          </table:table-cell>
        </table:table-row>
        <table:table-row table:style-name="ro1">
          <table:table-cell office:value-type="string" calcext:value-type="string">
            <text:p>2018-07-05T08:29:53.904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72" calcext:value-type="float">
            <text:p>35.572</text:p>
          </table:table-cell>
          <table:table-cell office:value-type="string" calcext:value-type="string">
            <text:p><text:s/>2.922906316 M </text:p>
          </table:table-cell>
        </table:table-row>
        <table:table-row table:style-name="ro1">
          <table:table-cell office:value-type="string" calcext:value-type="string">
            <text:p>2018-07-05T07:08:23.495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3.094218546 M </text:p>
          </table:table-cell>
        </table:table-row>
        <table:table-row table:style-name="ro1">
          <table:table-cell office:value-type="string" calcext:value-type="string">
            <text:p>2018-07-05T04:00:03.956000Z </text:p>
          </table:table-cell>
          <table:table-cell office:value-type="float" office:value="32.848" calcext:value-type="float">
            <text:p>32.848</text:p>
          </table:table-cell>
          <table:table-cell office:value-type="float" office:value="35.579" calcext:value-type="float">
            <text:p>35.579</text:p>
          </table:table-cell>
          <table:table-cell office:value-type="string" calcext:value-type="string">
            <text:p><text:s/>2.975286543 M </text:p>
          </table:table-cell>
        </table:table-row>
        <table:table-row table:style-name="ro1">
          <table:table-cell office:value-type="string" calcext:value-type="string">
            <text:p>2018-07-05T02:24:18.996000Z </text:p>
          </table:table-cell>
          <table:table-cell office:value-type="float" office:value="32.86" calcext:value-type="float">
            <text:p>32.86</text:p>
          </table:table-cell>
          <table:table-cell office:value-type="float" office:value="35.576" calcext:value-type="float">
            <text:p>35.576</text:p>
          </table:table-cell>
          <table:table-cell office:value-type="string" calcext:value-type="string">
            <text:p><text:s/>2.554942484 M </text:p>
          </table:table-cell>
        </table:table-row>
        <table:table-row table:style-name="ro1">
          <table:table-cell office:value-type="string" calcext:value-type="string">
            <text:p>2018-07-04T21:49:26.221000Z </text:p>
          </table:table-cell>
          <table:table-cell office:value-type="float" office:value="32.864" calcext:value-type="float">
            <text:p>32.864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3.829931881 M </text:p>
          </table:table-cell>
        </table:table-row>
        <table:table-row table:style-name="ro1">
          <table:table-cell office:value-type="string" calcext:value-type="string">
            <text:p>2018-07-04T20:14:56.917000Z </text:p>
          </table:table-cell>
          <table:table-cell office:value-type="float" office:value="32.844" calcext:value-type="float">
            <text:p>32.844</text:p>
          </table:table-cell>
          <table:table-cell office:value-type="float" office:value="35.586" calcext:value-type="float">
            <text:p>35.586</text:p>
          </table:table-cell>
          <table:table-cell office:value-type="string" calcext:value-type="string">
            <text:p><text:s/>3.50624972 M </text:p>
          </table:table-cell>
        </table:table-row>
        <table:table-row table:style-name="ro1">
          <table:table-cell office:value-type="string" calcext:value-type="string">
            <text:p>2018-07-04T20:08:29.579000Z </text:p>
          </table:table-cell>
          <table:table-cell office:value-type="float" office:value="32.865" calcext:value-type="float">
            <text:p>32.865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3.077315906 M </text:p>
          </table:table-cell>
        </table:table-row>
        <table:table-row table:style-name="ro1">
          <table:table-cell office:value-type="string" calcext:value-type="string">
            <text:p>2018-07-04T19:51:24.457000Z </text:p>
          </table:table-cell>
          <table:table-cell office:value-type="float" office:value="32.852" calcext:value-type="float">
            <text:p>32.852</text:p>
          </table:table-cell>
          <table:table-cell office:value-type="float" office:value="35.578" calcext:value-type="float">
            <text:p>35.578</text:p>
          </table:table-cell>
          <table:table-cell office:value-type="string" calcext:value-type="string">
            <text:p><text:s/>3.821342778 M </text:p>
          </table:table-cell>
        </table:table-row>
        <table:table-row table:style-name="ro1">
          <table:table-cell office:value-type="string" calcext:value-type="string">
            <text:p>2018-07-04T19:45:39.191005Z </text:p>
          </table:table-cell>
          <table:table-cell office:value-type="float" office:value="32.843" calcext:value-type="float">
            <text:p>32.843</text:p>
          </table:table-cell>
          <table:table-cell office:value-type="float" office:value="35.572" calcext:value-type="float">
            <text:p>35.572</text:p>
          </table:table-cell>
          <table:table-cell office:value-type="string" calcext:value-type="string">
            <text:p><text:s/>4.761445325 M </text:p>
          </table:table-cell>
        </table:table-row>
        <table:table-row table:style-name="ro1">
          <table:table-cell office:value-type="string" calcext:value-type="string">
            <text:p>2018-07-04T05:57:22.444000Z </text:p>
          </table:table-cell>
          <table:table-cell office:value-type="float" office:value="32.851" calcext:value-type="float">
            <text:p>32.851</text:p>
          </table:table-cell>
          <table:table-cell office:value-type="float" office:value="35.588" calcext:value-type="float">
            <text:p>35.588</text:p>
          </table:table-cell>
          <table:table-cell office:value-type="string" calcext:value-type="string">
            <text:p><text:s/>3.685430056 M </text:p>
          </table:table-cell>
        </table:table-row>
        <table:table-row table:style-name="ro1">
          <table:table-cell office:value-type="string" calcext:value-type="string">
            <text:p>2018-07-04T05:22:37.830000Z </text:p>
          </table:table-cell>
          <table:table-cell office:value-type="float" office:value="32.849" calcext:value-type="float">
            <text:p>32.849</text:p>
          </table:table-cell>
          <table:table-cell office:value-type="float" office:value="35.574" calcext:value-type="float">
            <text:p>35.574</text:p>
          </table:table-cell>
          <table:table-cell office:value-type="string" calcext:value-type="string">
            <text:p><text:s/>2.952048618 M </text:p>
          </table:table-cell>
        </table:table-row>
        <table:table-row table:style-name="ro1">
          <table:table-cell office:value-type="string" calcext:value-type="string">
            <text:p>2018-07-04T04:19:17.356000Z </text:p>
          </table:table-cell>
          <table:table-cell office:value-type="float" office:value="32.86" calcext:value-type="float">
            <text:p>32.86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3.089588225 M </text:p>
          </table:table-cell>
        </table:table-row>
        <table:table-row table:style-name="ro1">
          <table:table-cell office:value-type="string" calcext:value-type="string">
            <text:p>2018-07-04T04:13:45.959000Z </text:p>
          </table:table-cell>
          <table:table-cell office:value-type="float" office:value="32.85" calcext:value-type="float">
            <text:p>32.85</text:p>
          </table:table-cell>
          <table:table-cell office:value-type="float" office:value="35.576" calcext:value-type="float">
            <text:p>35.576</text:p>
          </table:table-cell>
          <table:table-cell office:value-type="string" calcext:value-type="string">
            <text:p><text:s/>2.638246486 M </text:p>
          </table:table-cell>
        </table:table-row>
        <table:table-row table:style-name="ro1">
          <table:table-cell office:value-type="string" calcext:value-type="string">
            <text:p>2018-07-04T04:08:29.908000Z </text:p>
          </table:table-cell>
          <table:table-cell office:value-type="float" office:value="32.837" calcext:value-type="float">
            <text:p>32.837</text:p>
          </table:table-cell>
          <table:table-cell office:value-type="float" office:value="35.595" calcext:value-type="float">
            <text:p>35.595</text:p>
          </table:table-cell>
          <table:table-cell office:value-type="string" calcext:value-type="string">
            <text:p><text:s/>3.071532367 M </text:p>
          </table:table-cell>
        </table:table-row>
        <table:table-row table:style-name="ro1">
          <table:table-cell office:value-type="string" calcext:value-type="string">
            <text:p>2018-07-04T03:57:39.255000Z </text:p>
          </table:table-cell>
          <table:table-cell office:value-type="float" office:value="32.84" calcext:value-type="float">
            <text:p>32.84</text:p>
          </table:table-cell>
          <table:table-cell office:value-type="float" office:value="35.597" calcext:value-type="float">
            <text:p>35.597</text:p>
          </table:table-cell>
          <table:table-cell office:value-type="string" calcext:value-type="string">
            <text:p><text:s/>3.288243713 M </text:p>
          </table:table-cell>
        </table:table-row>
        <table:table-row table:style-name="ro1">
          <table:table-cell office:value-type="string" calcext:value-type="string">
            <text:p>2018-07-04T03:51:59.341000Z </text:p>
          </table:table-cell>
          <table:table-cell office:value-type="float" office:value="32.846" calcext:value-type="float">
            <text:p>32.846</text:p>
          </table:table-cell>
          <table:table-cell office:value-type="float" office:value="35.573" calcext:value-type="float">
            <text:p>35.573</text:p>
          </table:table-cell>
          <table:table-cell office:value-type="string" calcext:value-type="string">
            <text:p><text:s/>4.509111101 M </text:p>
          </table:table-cell>
        </table:table-row>
        <table:table-row table:style-name="ro1">
          <table:table-cell office:value-type="string" calcext:value-type="string">
            <text:p>2018-07-04T03:41:21.647000Z </text:p>
          </table:table-cell>
          <table:table-cell office:value-type="float" office:value="32.842" calcext:value-type="float">
            <text:p>32.842</text:p>
          </table:table-cell>
          <table:table-cell office:value-type="float" office:value="35.578" calcext:value-type="float">
            <text:p>35.578</text:p>
          </table:table-cell>
          <table:table-cell office:value-type="string" calcext:value-type="string">
            <text:p><text:s/>2.590236717 M </text:p>
          </table:table-cell>
        </table:table-row>
        <table:table-row table:style-name="ro1">
          <table:table-cell office:value-type="string" calcext:value-type="string">
            <text:p>2018-07-04T03:39:26.957000Z </text:p>
          </table:table-cell>
          <table:table-cell office:value-type="float" office:value="32.838" calcext:value-type="float">
            <text:p>32.838</text:p>
          </table:table-cell>
          <table:table-cell office:value-type="float" office:value="35.59" calcext:value-type="float">
            <text:p>35.59</text:p>
          </table:table-cell>
          <table:table-cell office:value-type="string" calcext:value-type="string">
            <text:p><text:s/>2.634762091 M </text:p>
          </table:table-cell>
        </table:table-row>
        <table:table-row table:style-name="ro1">
          <table:table-cell office:value-type="string" calcext:value-type="string">
            <text:p>2018-07-04T03:21:44.930000Z </text:p>
          </table:table-cell>
          <table:table-cell office:value-type="float" office:value="32.845" calcext:value-type="float">
            <text:p>32.845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<text:s/>3.25779685 M </text:p>
          </table:table-cell>
        </table:table-row>
        <table:table-row table:style-name="ro1">
          <table:table-cell office:value-type="string" calcext:value-type="string">
            <text:p>2018-07-04T01:58:13.352000Z </text:p>
          </table:table-cell>
          <table:table-cell office:value-type="float" office:value="32.85" calcext:value-type="float">
            <text:p>32.85</text:p>
          </table:table-cell>
          <table:table-cell office:value-type="float" office:value="35.578" calcext:value-type="float">
            <text:p>35.578</text:p>
          </table:table-cell>
          <table:table-cell office:value-type="string" calcext:value-type="string">
            <text:p><text:s/>3.662987681 M </text:p>
          </table:table-cell>
        </table:table-row>
        <table:table-row table:style-name="ro1">
          <table:table-cell office:value-type="string" calcext:value-type="string">
            <text:p>2018-07-04T01:54:26.532000Z </text:p>
          </table:table-cell>
          <table:table-cell office:value-type="float" office:value="32.859" calcext:value-type="float">
            <text:p>32.859</text:p>
          </table:table-cell>
          <table:table-cell office:value-type="float" office:value="35.585" calcext:value-type="float">
            <text:p>35.585</text:p>
          </table:table-cell>
          <table:table-cell office:value-type="string" calcext:value-type="string">
            <text:p><text:s/>2.552366975 M </text:p>
          </table:table-cell>
        </table:table-row>
        <table:table-row table:style-name="ro1">
          <table:table-cell office:value-type="string" calcext:value-type="string">
            <text:p>2018-07-04T01:50:06.667000Z </text:p>
          </table:table-cell>
          <table:table-cell office:value-type="float" office:value="32.848" calcext:value-type="float">
            <text:p>32.848</text:p>
          </table:table-cell>
          <table:table-cell office:value-type="float" office:value="35.583" calcext:value-type="float">
            <text:p>35.583</text:p>
          </table:table-cell>
          <table:table-cell office:value-type="string" calcext:value-type="string">
            <text:p><text:s/>4.797476941 M </text:p>
          </table:table-cell>
        </table:table-row>
        <table:table-row table:style-name="ro1">
          <table:table-cell office:value-type="string" calcext:value-type="string">
            <text:p>2018-07-02T05:59:34.981000Z </text:p>
          </table:table-cell>
          <table:table-cell office:value-type="float" office:value="32.875" calcext:value-type="float">
            <text:p>32.875</text:p>
          </table:table-cell>
          <table:table-cell office:value-type="float" office:value="35.594" calcext:value-type="float">
            <text:p>35.594</text:p>
          </table:table-cell>
          <table:table-cell office:value-type="string" calcext:value-type="string">
            <text:p><text:s/>2.630528318 M </text:p>
          </table:table-cell>
        </table:table-row>
        <table:table-row table:style-name="ro1">
          <table:table-cell office:value-type="string" calcext:value-type="string">
            <text:p>2018-07-01T12:47:29.535000Z </text:p>
          </table:table-cell>
          <table:table-cell office:value-type="float" office:value="32.908" calcext:value-type="float">
            <text:p>32.908</text:p>
          </table:table-cell>
          <table:table-cell office:value-type="float" office:value="35.456" calcext:value-type="float">
            <text:p>35.456</text:p>
          </table:table-cell>
          <table:table-cell office:value-type="string" calcext:value-type="string">
            <text:p><text:s/>automa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2:17:00.277046532</meta:creation-date>
    <dc:date>2020-01-28T14:01:48.503901767</dc:date>
    <meta:editing-duration>PT1H34M38S</meta:editing-duration>
    <meta:editing-cycles>1</meta:editing-cycles>
    <meta:generator>LibreOffice/6.2.8.2$Linux_X86_64 LibreOffice_project/20$Build-2</meta:generator>
    <meta:document-statistic meta:table-count="1" meta:cell-count="444" meta:object-count="0"/>
  </office:meta>
</office:document-meta>
</file>